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63" style:family="table">
      <style:table-properties style:width="16.016cm" fo:margin-left="0cm" table:align="left" fo:background-color="transparent" fo:keep-with-next="auto">
        <style:background-image/>
      </style:table-properties>
    </style:style>
    <style:style style:name="Table163.A" style:family="table-column">
      <style:table-column-properties style:column-width="1.693cm"/>
    </style:style>
    <style:style style:name="Table163.B" style:family="table-column">
      <style:table-column-properties style:column-width="1.623cm"/>
    </style:style>
    <style:style style:name="Table163.D" style:family="table-column">
      <style:table-column-properties style:column-width="3.387cm"/>
    </style:style>
    <style:style style:name="Table163.E" style:family="table-column">
      <style:table-column-properties style:column-width="7.62cm"/>
    </style:style>
    <style:style style:name="Table163.1" style:family="table-row">
      <style:table-row-properties fo:background-color="transparent" fo:keep-together="always">
        <style:background-image/>
      </style:table-row-properties>
    </style:style>
    <style:style style:name="Table163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3.E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16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6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3.C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Table_20_Heading">
      <style:text-properties officeooo:rsid="01145971" officeooo:paragraph-rsid="007f6eb3"/>
    </style:style>
    <style:style style:name="P3" style:family="paragraph" style:parent-style-name="Table_20_Heading">
      <style:text-properties style:use-window-font-color="true" loext:opacity="0%" style:font-name="Liberation Sans1" fo:font-size="9pt" fo:font-weight="bold" officeooo:rsid="01145971" officeooo:paragraph-rsid="007f6eb3" style:font-size-asian="10.5pt" style:font-weight-asian="bold" style:font-weight-complex="bold"/>
    </style:style>
    <style:style style:name="P4" style:family="paragraph" style:parent-style-name="Table_20_Heading">
      <style:text-properties style:use-window-font-color="true" loext:opacity="0%" style:font-name="Liberation Sans1" fo:font-size="9pt" fo:font-weight="bold" officeooo:rsid="0119dca3" officeooo:paragraph-rsid="007f6eb3" style:font-size-asian="10.5pt" style:font-weight-asian="bold" style:font-weight-complex="bold"/>
    </style:style>
    <style:style style:name="P5" style:family="paragraph" style:parent-style-name="Table_20_Contents">
      <style:text-properties officeooo:rsid="0115f936" officeooo:paragraph-rsid="007f6eb3"/>
    </style:style>
    <style:style style:name="P6" style:family="paragraph" style:parent-style-name="Table_20_Contents">
      <style:text-properties officeooo:rsid="011323e8" officeooo:paragraph-rsid="007f6eb3"/>
    </style:style>
    <style:style style:name="P7" style:family="paragraph" style:parent-style-name="Table_20_Contents">
      <style:text-properties officeooo:rsid="01727f43" officeooo:paragraph-rsid="007f6eb3"/>
    </style:style>
    <style:style style:name="P8" style:family="paragraph" style:parent-style-name="Table_20_Contents">
      <style:text-properties officeooo:rsid="01adbb9b" officeooo:paragraph-rsid="007f6eb3"/>
    </style:style>
    <style:style style:name="P9" style:family="paragraph" style:parent-style-name="Table_20_Contents">
      <style:text-properties officeooo:paragraph-rsid="007f6eb3"/>
    </style:style>
    <style:style style:name="P10" style:family="paragraph" style:parent-style-name="Contenuto_20_tabella_20_centrato">
      <style:text-properties officeooo:rsid="011b99c0" officeooo:paragraph-rsid="007f6eb3"/>
    </style:style>
    <style:style style:name="P11" style:family="paragraph" style:parent-style-name="Contenuto_20_tabella_20_centrato">
      <style:text-properties officeooo:rsid="018fe8d6" officeooo:paragraph-rsid="007f6eb3"/>
    </style:style>
    <style:style style:name="P12" style:family="paragraph" style:parent-style-name="Contenuto_20_tabella_20_centrato">
      <style:text-properties officeooo:rsid="013e1e44" officeooo:paragraph-rsid="007f6eb3"/>
    </style:style>
    <style:style style:name="P13" style:family="paragraph" style:parent-style-name="Contenuto_20_tabella_20_centrato">
      <style:text-properties officeooo:rsid="01727f43" officeooo:paragraph-rsid="007f6eb3"/>
    </style:style>
    <style:style style:name="P14" style:family="paragraph" style:parent-style-name="Contenuto_20_tabella_20_centrato">
      <style:text-properties officeooo:rsid="01adbb9b" officeooo:paragraph-rsid="007f6eb3"/>
    </style:style>
    <style:style style:name="P15" style:family="paragraph" style:parent-style-name="Contenuto_20_tabella_20_centrato">
      <style:text-properties officeooo:paragraph-rsid="007f6eb3"/>
    </style:style>
    <style:style style:name="P16" style:family="paragraph" style:parent-style-name="Standard">
      <style:text-properties officeooo:paragraph-rsid="007f6eb3"/>
    </style:style>
    <style:style style:name="P17" style:family="paragraph" style:parent-style-name="Text">
      <style:text-properties officeooo:paragraph-rsid="0083fce5"/>
    </style:style>
    <style:style style:name="P18" style:family="paragraph" style:parent-style-name="Heading_20_2" style:master-page-name="Standard">
      <style:paragraph-properties style:page-number="auto"/>
    </style:style>
    <style:style style:name="T1" style:family="text">
      <style:text-properties style:use-window-font-color="true" loext:opacity="0%" style:font-name="Liberation Sans1" fo:font-size="9pt" officeooo:rsid="011323e8" style:font-size-asian="10.5pt"/>
    </style:style>
    <style:style style:name="T2" style:family="text">
      <style:text-properties style:use-window-font-color="true" loext:opacity="0%" style:font-name="Liberation Sans1" fo:font-size="9pt" officeooo:rsid="011800ef" style:font-size-asian="10.5pt"/>
    </style:style>
    <style:style style:name="T3" style:family="text">
      <style:text-properties style:use-window-font-color="true" loext:opacity="0%" style:font-name="Liberation Sans1" fo:font-size="9pt" officeooo:rsid="013e1e44" style:font-size-asian="10.5pt"/>
    </style:style>
    <style:style style:name="T4" style:family="text">
      <style:text-properties officeooo:rsid="0119dca3"/>
    </style:style>
    <style:style style:name="T5" style:family="text">
      <style:text-properties officeooo:rsid="0115f936"/>
    </style:style>
    <style:style style:name="T6" style:family="text">
      <style:text-properties officeooo:rsid="011323e8"/>
    </style:style>
    <style:style style:name="T7" style:family="text">
      <style:text-properties officeooo:rsid="01145971"/>
    </style:style>
    <style:style style:name="T8" style:family="text">
      <style:text-properties style:text-position="sub 58%"/>
    </style:style>
    <style:style style:name="T9" style:family="text">
      <style:text-properties officeooo:rsid="0114d859"/>
    </style:style>
    <style:style style:name="T10" style:family="text">
      <style:text-properties officeooo:rsid="011800ef"/>
    </style:style>
    <style:style style:name="T11" style:family="text">
      <style:text-properties officeooo:rsid="01727f43"/>
    </style:style>
    <style:style style:name="T12" style:family="text">
      <style:text-properties fo:color="#21409a" loext:opacity="100%" fo:font-size="11pt" fo:font-style="italic" officeooo:rsid="01213ce5" style:font-size-asian="10.5pt"/>
    </style:style>
    <style:style style:name="T13" style:family="text">
      <style:text-properties officeooo:rsid="0083fce5"/>
    </style:style>
    <style:style style:name="T14" style:family="text">
      <style:text-properties officeooo:rsid="0087b0d4"/>
    </style:style>
    <style:style style:name="T15" style:family="text">
      <style:text-properties officeooo:rsid="0087dc39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.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18" text:outline-level="2">Test <text:span text:style-name="T13">automatico</text:span></text:h>
      <text:h text:style-name="Heading_20_3" text:outline-level="3">Test didascalie automatiche</text:h>
      <text:p text:style-name="P17"><text:span text:style-name="T12">Eq.</text:span> <text:sequence text:ref-name="refText0" text:name="Text" text:formula="ooow:Text+1" style:num-format="1">T.1-1</text:sequence>: Test <text:span text:style-name="T14">numerazione equazione</text:span></text:p>
      <text:p text:style-name="P17"><text:span text:style-name="T12">Illustrazione</text:span> <text:sequence text:ref-name="refIllustration0" text:name="Illustration" text:formula="ooow:Illustration+1" style:num-format="1">T.1-1</text:sequence>: Test <text:span text:style-name="T14">numerazione illustrazione</text:span></text:p>
      <text:p text:style-name="P17"><text:span text:style-name="T12">Tabella</text:span> <text:sequence text:ref-name="refTable0" text:name="Table" text:formula="ooow:Table+1" style:num-format="1">T.1.1</text:sequence>: Test <text:span text:style-name="T14">numerazione tabella</text:span></text:p>
      <text:h text:style-name="Heading_20_3" text:outline-level="3">Test link<text:span text:style-name="T15">s</text:span> <text:span text:style-name="T15">automatici</text:span></text:h>
      <table:table table:name="Table163" table:style-name="Table163">
        <table:table-column table:style-name="Table163.A"/>
        <table:table-column table:style-name="Table163.B"/>
        <table:table-column table:style-name="Table163.A"/>
        <table:table-column table:style-name="Table163.D"/>
        <table:table-column table:style-name="Table163.E"/>
        <table:table-header-rows>
          <table:table-row table:style-name="Table163.1">
            <table:table-cell table:style-name="Table163.A1" office:value-type="string">
              <text:p text:style-name="P2">Link</text:p>
            </table:table-cell>
            <table:table-cell table:style-name="Table163.A1" office:value-type="string">
              <text:p text:style-name="P3">V<text:span text:style-name="T4">ero</text:span></text:p>
            </table:table-cell>
            <table:table-cell table:style-name="Table163.A1" office:value-type="string">
              <text:p text:style-name="P4">Test</text:p>
            </table:table-cell>
            <table:table-cell table:style-name="Table163.A1" office:value-type="string">
              <text:p text:style-name="P3">C<text:span text:style-name="T5">opia incolla</text:span></text:p>
            </table:table-cell>
            <table:table-cell table:style-name="Table163.E1" office:value-type="string">
              <text:p text:style-name="P2">Descrizione</text:p>
            </table:table-cell>
          </table:table-row>
        </table:table-header-rows>
        <table:table-row table:style-name="Table163.1">
          <table:table-cell table:style-name="Table163.A2" office:value-type="string">
            <text:p text:style-name="P10"><text:reference-ref text:reference-format="chapter" text:ref-name="sez generalità">Errore: sorgente del riferimento non trovata</text:reference-ref></text:p>
          </table:table-cell>
          <table:table-cell table:style-name="Table163.A2" office:value-type="string">
            <text:p text:style-name="P15">G</text:p>
          </table:table-cell>
          <table:table-cell table:style-name="Table163.A2" office:value-type="string">
            <text:p text:style-name="P11">-</text:p>
          </table:table-cell>
          <table:table-cell table:style-name="Table163.A2" office:value-type="string">
            <text:p text:style-name="P9"><text:span text:style-name="T6">capitolo </text:span><text:span text:style-name="T6"><text:reference-ref text:reference-format="chapter" text:ref-name="sez generalità">Errore: sorgente del riferimento non trovata</text:reference-ref></text:span></text:p>
          </table:table-cell>
          <table:table-cell table:style-name="Table163.E2" office:value-type="string">
            <text:p text:style-name="P9">Generalità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definizioni">Errore: sorgente del riferimento non trovata</text:reference-ref></text:p>
          </table:table-cell>
          <table:table-cell table:style-name="Table163.A2" office:value-type="string">
            <text:p text:style-name="P15">G.1</text:p>
          </table:table-cell>
          <table:table-cell table:style-name="Table163.C3" table:formula="ooow:&lt;A3&gt;==&lt;B3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capitolo </text:span><text:reference-ref text:reference-format="chapter" text:ref-name="ch definizioni">Errore: sorgente del riferimento non trovata</text:reference-ref></text:p>
          </table:table-cell>
          <table:table-cell table:style-name="Table163.E2" office:value-type="string">
            <text:p text:style-name="P9">Definizioni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progettazione">Errore: sorgente del riferimento non trovata</text:reference-ref></text:p>
          </table:table-cell>
          <table:table-cell table:style-name="Table163.A2" office:value-type="string">
            <text:p text:style-name="P15">G.2</text:p>
          </table:table-cell>
          <table:table-cell table:style-name="Table163.C3" table:formula="ooow:&lt;A4&gt;==&lt;B4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7">capitolo </text:span><text:reference-ref text:reference-format="chapter" text:ref-name="ch progettazione">Errore: sorgente del riferimento non trovata</text:reference-ref></text:p>
          </table:table-cell>
          <table:table-cell table:style-name="Table163.E2" office:value-type="string">
            <text:p text:style-name="P9">Progettazione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progettazione metodi">Errore: sorgente del riferimento non trovata</text:reference-ref></text:p>
          </table:table-cell>
          <table:table-cell table:style-name="Table163.A2" office:value-type="string">
            <text:p text:style-name="P15">G.2.7</text:p>
          </table:table-cell>
          <table:table-cell table:style-name="Table163.C3" table:formula="ooow:&lt;A5&gt;==&lt;B5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paragrafo </text:span><text:reference-ref text:reference-format="chapter" text:ref-name="ch progettazione metodi">Errore: sorgente del riferimento non trovata</text:reference-ref></text:p>
          </table:table-cell>
          <table:table-cell table:style-name="Table163.E2" office:value-type="string">
            <text:p text:style-name="P9">Progettazione <text:span text:style-name="T5">metodi</text:span>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progettazione metodi avanzati">Errore: sorgente del riferimento non trovata</text:reference-ref></text:p>
          </table:table-cell>
          <table:table-cell table:style-name="Table163.A2" office:value-type="string">
            <text:p text:style-name="P15">G.2.8</text:p>
          </table:table-cell>
          <table:table-cell table:style-name="Table163.C3" table:formula="ooow:&lt;A6&gt;==&lt;B6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paragrafo </text:span><text:reference-ref text:reference-format="chapter" text:ref-name="ch progettazione metodi avanzati">Errore: sorgente del riferimento non trovata</text:reference-ref></text:p>
          </table:table-cell>
          <table:table-cell table:style-name="Table163.E2" office:value-type="string">
            <text:p text:style-name="P9">Progettazione <text:span text:style-name="T5">metodi avanzati</text:span>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profili di rischio">Errore: sorgente del riferimento non trovata</text:reference-ref></text:p>
          </table:table-cell>
          <table:table-cell table:style-name="Table163.A2" office:value-type="string">
            <text:p text:style-name="P15">G.3</text:p>
          </table:table-cell>
          <table:table-cell table:style-name="Table163.C3" table:formula="ooow:&lt;A7&gt;==&lt;B7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capitolo </text:span><text:reference-ref text:reference-format="chapter" text:ref-name="ch profili di rischio">Errore: sorgente del riferimento non trovata</text:reference-ref></text:p>
          </table:table-cell>
          <table:table-cell table:style-name="Table163.E2" office:value-type="string">
            <text:p text:style-name="P5">Profili di rischio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profili di rischio Rvita">Errore: sorgente del riferimento non trovata</text:reference-ref></text:p>
          </table:table-cell>
          <table:table-cell table:style-name="Table163.A2" office:value-type="string">
            <text:p text:style-name="P15">G.3.2</text:p>
          </table:table-cell>
          <table:table-cell table:style-name="Table163.C3" table:formula="ooow:&lt;A8&gt;==&lt;B8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paragrafo </text:span><text:reference-ref text:reference-format="chapter" text:ref-name="ch profili di rischio Rvita">Errore: sorgente del riferimento non trovata</text:reference-ref></text:p>
          </table:table-cell>
          <table:table-cell table:style-name="Table163.E2" office:value-type="string">
            <text:p text:style-name="P5">Profili di rischio R<text:span text:style-name="T8">vita</text:span></text:p>
          </table:table-cell>
        </table:table-row>
        <text:soft-page-break/>
        <table:table-row table:style-name="Table163.1">
          <table:table-cell table:style-name="Table163.A2" office:value-type="string">
            <text:p text:style-name="P15"><text:reference-ref text:reference-format="chapter" text:ref-name="sez strategia">Errore: sorgente del riferimento non trovata</text:reference-ref></text:p>
          </table:table-cell>
          <table:table-cell table:style-name="Table163.A2" office:value-type="string">
            <text:p text:style-name="P15">S</text:p>
          </table:table-cell>
          <table:table-cell table:style-name="Table163.C3" table:formula="ooow:&lt;A9&gt;==&lt;B9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9">sezione </text:span><text:reference-ref text:reference-format="chapter" text:ref-name="sez strategia">Errore: sorgente del riferimento non trovata</text:reference-ref></text:p>
          </table:table-cell>
          <table:table-cell table:style-name="Table163.E2" office:value-type="string">
            <text:p text:style-name="P5">Strategia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reazione al fuoco">Errore: sorgente del riferimento non trovata</text:reference-ref></text:p>
          </table:table-cell>
          <table:table-cell table:style-name="Table163.A2" office:value-type="string">
            <text:p text:style-name="P15">S.1</text:p>
          </table:table-cell>
          <table:table-cell table:style-name="Table163.C3" table:formula="ooow:&lt;A10&gt;==&lt;B10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capitolo </text:span><text:reference-ref text:reference-format="chapter" text:ref-name="ch reazione al fuoco">Errore: sorgente del riferimento non trovata</text:reference-ref></text:p>
          </table:table-cell>
          <table:table-cell table:style-name="Table163.E2" office:value-type="string">
            <text:p text:style-name="P5">Reazione al fuoco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reazione al fuoco gruppi">Errore: sorgente del riferimento non trovata</text:reference-ref></text:p>
          </table:table-cell>
          <table:table-cell table:style-name="Table163.A2" office:value-type="string">
            <text:p text:style-name="P15">S.1.5</text:p>
          </table:table-cell>
          <table:table-cell table:style-name="Table163.C3" table:formula="ooow:&lt;A11&gt;==&lt;B11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paragrafo </text:span><text:reference-ref text:reference-format="chapter" text:ref-name="ch reazione al fuoco gruppi">Errore: sorgente del riferimento non trovata</text:reference-ref></text:p>
          </table:table-cell>
          <table:table-cell table:style-name="Table163.E2" office:value-type="string">
            <text:p text:style-name="P5">Reazione al fuoco gruppi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resistenza al fuoco">Errore: sorgente del riferimento non trovata</text:reference-ref></text:p>
          </table:table-cell>
          <table:table-cell table:style-name="Table163.A2" office:value-type="string">
            <text:p text:style-name="P15">S.2</text:p>
          </table:table-cell>
          <table:table-cell table:style-name="Table163.C3" table:formula="ooow:&lt;A12&gt;==&lt;B12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capitolo </text:span><text:reference-ref text:reference-format="chapter" text:ref-name="ch resistenza al fuoco">Errore: sorgente del riferimento non trovata</text:reference-ref></text:p>
          </table:table-cell>
          <table:table-cell table:style-name="Table163.E2" office:value-type="string">
            <text:p text:style-name="P5">Resistenza al fuoco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resistenza al fuoco classi">Errore: sorgente del riferimento non trovata</text:reference-ref></text:p>
          </table:table-cell>
          <table:table-cell table:style-name="Table163.A2" office:value-type="string">
            <text:p text:style-name="P15">S.2.12</text:p>
          </table:table-cell>
          <table:table-cell table:style-name="Table163.C3" table:formula="ooow:&lt;A13&gt;==&lt;B13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paragrafo </text:span><text:reference-ref text:reference-format="chapter" text:ref-name="ch resistenza al fuoco classi">Errore: sorgente del riferimento non trovata</text:reference-ref></text:p>
          </table:table-cell>
          <table:table-cell table:style-name="Table163.E2" office:value-type="string">
            <text:p text:style-name="P5">Resistenza al fuoco classi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compartimentazione">Errore: sorgente del riferimento non trovata</text:reference-ref></text:p>
          </table:table-cell>
          <table:table-cell table:style-name="Table163.A2" office:value-type="string">
            <text:p text:style-name="P15">S.3</text:p>
          </table:table-cell>
          <table:table-cell table:style-name="Table163.C3" table:formula="ooow:&lt;A14&gt;==&lt;B14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1">c</text:span><text:span text:style-name="T9">apitolo </text:span><text:reference-ref text:reference-format="chapter" text:ref-name="ch compartimentazione">Errore: sorgente del riferimento non trovata</text:reference-ref></text:p>
          </table:table-cell>
          <table:table-cell table:style-name="Table163.E2" office:value-type="string">
            <text:p text:style-name="P5">Compartimentazione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compartimentazione soluzioni conformi II">Errore: sorgente del riferimento non trovata</text:reference-ref></text:p>
          </table:table-cell>
          <table:table-cell table:style-name="Table163.A2" office:value-type="string">
            <text:p text:style-name="P15">S.3.4.1</text:p>
          </table:table-cell>
          <table:table-cell table:style-name="Table163.C3" table:formula="ooow:&lt;A15&gt;==&lt;B15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paragrafo </text:span><text:reference-ref text:reference-format="chapter" text:ref-name="ch compartimentazione soluzioni conformi II">Errore: sorgente del riferimento non trovata</text:reference-ref></text:p>
          </table:table-cell>
          <table:table-cell table:style-name="Table163.E2" office:value-type="string">
            <text:p text:style-name="P5">Compartimentazione soluzioni conformi II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compartimentazione filtro">Errore: sorgente del riferimento non trovata</text:reference-ref></text:p>
          </table:table-cell>
          <table:table-cell table:style-name="Table163.A2" office:value-type="string">
            <text:p text:style-name="P15">S.3.5.4</text:p>
          </table:table-cell>
          <table:table-cell table:style-name="Table163.C3" table:formula="ooow:&lt;A16&gt;==&lt;B16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paragrafo </text:span><text:reference-ref text:reference-format="chapter" text:ref-name="ch compartimentazione filtro">Errore: sorgente del riferimento non trovata</text:reference-ref></text:p>
          </table:table-cell>
          <table:table-cell table:style-name="Table163.E2" office:value-type="string">
            <text:p text:style-name="P5">Compartimentazione filtro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compartimentazione multipiano">Errore: sorgente del riferimento non trovata</text:reference-ref></text:p>
          </table:table-cell>
          <table:table-cell table:style-name="Table163.A2" office:value-type="string">
            <text:p text:style-name="P15">S.3.6.2</text:p>
          </table:table-cell>
          <table:table-cell table:style-name="Table163.C3" table:formula="ooow:&lt;A17&gt;==&lt;B17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paragrafo </text:span><text:reference-ref text:reference-format="chapter" text:ref-name="ch compartimentazione multipiano">Errore: sorgente del riferimento non trovata</text:reference-ref></text:p>
          </table:table-cell>
          <table:table-cell table:style-name="Table163.E2" office:value-type="string">
            <text:p text:style-name="P5">Compartimentazione multipiano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compartimentazione prestazioni">Errore: sorgente del riferimento non trovata</text:reference-ref></text:p>
          </table:table-cell>
          <table:table-cell table:style-name="Table163.A2" office:value-type="string">
            <text:p text:style-name="P15">S.3.7.2</text:p>
          </table:table-cell>
          <table:table-cell table:style-name="Table163.C3" table:formula="ooow:&lt;A18&gt;==&lt;B18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paragrafo </text:span><text:reference-ref text:reference-format="chapter" text:ref-name="ch compartimentazione prestazioni">Errore: sorgente del riferimento non trovata</text:reference-ref></text:p>
          </table:table-cell>
          <table:table-cell table:style-name="Table163.E2" office:value-type="string">
            <text:p text:style-name="P5">Compartimentazione prestazioni</text:p>
          </table:table-cell>
        </table:table-row>
        <text:soft-page-break/>
        <table:table-row table:style-name="Table163.1">
          <table:table-cell table:style-name="Table163.A2" office:value-type="string">
            <text:p text:style-name="P15"><text:reference-ref text:reference-format="chapter" text:ref-name="ch compartimentazione distanza di separazione incendio">Errore: sorgente del riferimento non trovata</text:reference-ref></text:p>
          </table:table-cell>
          <table:table-cell table:style-name="Table163.A2" office:value-type="string">
            <text:p text:style-name="P15">S.3.8</text:p>
          </table:table-cell>
          <table:table-cell table:style-name="Table163.C3" table:formula="ooow:&lt;A19&gt;==&lt;B19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paragrafo </text:span><text:reference-ref text:reference-format="chapter" text:ref-name="ch compartimentazione distanza di separazione incendio">Errore: sorgente del riferimento non trovata</text:reference-ref></text:p>
          </table:table-cell>
          <table:table-cell table:style-name="Table163.E2" office:value-type="string">
            <text:p text:style-name="P5">Compartimentazione distanza di separazione incendio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compartimentazione comunicazioni">Errore: sorgente del riferimento non trovata</text:reference-ref></text:p>
          </table:table-cell>
          <table:table-cell table:style-name="Table163.A2" office:value-type="string">
            <text:p text:style-name="P15">S.3.10</text:p>
          </table:table-cell>
          <table:table-cell table:style-name="Table163.C3" table:formula="ooow:&lt;A20&gt;==&lt;B20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paragrafo </text:span><text:reference-ref text:reference-format="chapter" text:ref-name="ch compartimentazione comunicazioni">Errore: sorgente del riferimento non trovata</text:reference-ref></text:p>
          </table:table-cell>
          <table:table-cell table:style-name="Table163.E2" office:value-type="string">
            <text:p text:style-name="P5">Compartimentazione comunicazioni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compartimentazione distanza di separazione">Errore: sorgente del riferimento non trovata</text:reference-ref></text:p>
          </table:table-cell>
          <table:table-cell table:style-name="Table163.A2" office:value-type="string">
            <text:p text:style-name="P15">S.3.11</text:p>
          </table:table-cell>
          <table:table-cell table:style-name="Table163.C3" table:formula="ooow:&lt;A21&gt;==&lt;B21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paragrafo </text:span><text:reference-ref text:reference-format="chapter" text:ref-name="ch compartimentazione distanza di separazione">Errore: sorgente del riferimento non trovata</text:reference-ref></text:p>
          </table:table-cell>
          <table:table-cell table:style-name="Table163.E2" office:value-type="string">
            <text:p text:style-name="P5">Compartimentazione distanza di separazione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esodo">Errore: sorgente del riferimento non trovata</text:reference-ref></text:p>
          </table:table-cell>
          <table:table-cell table:style-name="Table163.A2" office:value-type="string">
            <text:p text:style-name="P15">S.4</text:p>
          </table:table-cell>
          <table:table-cell table:style-name="Table163.C3" table:formula="ooow:&lt;A22&gt;==&lt;B22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7">capitolo </text:span><text:reference-ref text:reference-format="chapter" text:ref-name="ch esodo">Errore: sorgente del riferimento non trovata</text:reference-ref></text:p>
          </table:table-cell>
          <table:table-cell table:style-name="Table163.E2" office:value-type="string">
            <text:p text:style-name="P5">Esodo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esodo sistemi d'esodo comuni">Errore: sorgente del riferimento non trovata</text:reference-ref></text:p>
          </table:table-cell>
          <table:table-cell table:style-name="Table163.A2" office:value-type="string">
            <text:p text:style-name="P15">S.4.5.13</text:p>
          </table:table-cell>
          <table:table-cell table:style-name="Table163.C3" table:formula="ooow:&lt;A23&gt;==&lt;B23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paragrafo </text:span><text:reference-ref text:reference-format="chapter" text:ref-name="ch esodo sistemi d'esodo comuni">Errore: sorgente del riferimento non trovata</text:reference-ref></text:p>
          </table:table-cell>
          <table:table-cell table:style-name="Table163.E2" office:value-type="string">
            <text:p text:style-name="P5">Esodo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gestione sicurezza">Errore: sorgente del riferimento non trovata</text:reference-ref></text:p>
          </table:table-cell>
          <table:table-cell table:style-name="Table163.A2" office:value-type="string">
            <text:p text:style-name="P15">S.5</text:p>
          </table:table-cell>
          <table:table-cell table:style-name="Table163.C3" table:formula="ooow:&lt;A24&gt;==&lt;B24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capitolo </text:span><text:reference-ref text:reference-format="chapter" text:ref-name="ch gestione sicurezza">Errore: sorgente del riferimento non trovata</text:reference-ref></text:p>
          </table:table-cell>
          <table:table-cell table:style-name="Table163.E2" office:value-type="string">
            <text:p text:style-name="P5">GSA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controllo incendio">Errore: sorgente del riferimento non trovata</text:reference-ref></text:p>
          </table:table-cell>
          <table:table-cell table:style-name="Table163.A2" office:value-type="string">
            <text:p text:style-name="P15">S.6</text:p>
          </table:table-cell>
          <table:table-cell table:style-name="Table163.C3" table:formula="ooow:&lt;A25&gt;==&lt;B25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capitolo </text:span><text:reference-ref text:reference-format="chapter" text:ref-name="ch controllo incendio">Errore: sorgente del riferimento non trovata</text:reference-ref></text:p>
          </table:table-cell>
          <table:table-cell table:style-name="Table163.E2" office:value-type="string">
            <text:p text:style-name="P5">Controllo incendio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controllo incendio riferimenti">Errore: sorgente del riferimento non trovata</text:reference-ref></text:p>
          </table:table-cell>
          <table:table-cell table:style-name="Table163.A2" office:value-type="string">
            <text:p text:style-name="P15">S.6.12</text:p>
          </table:table-cell>
          <table:table-cell table:style-name="Table163.C3" table:formula="ooow:&lt;A26&gt;==&lt;B26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paragrafo </text:span><text:reference-ref text:reference-format="chapter" text:ref-name="ch controllo incendio riferimenti">Errore: sorgente del riferimento non trovata</text:reference-ref></text:p>
          </table:table-cell>
          <table:table-cell table:style-name="Table163.E2" office:value-type="string">
            <text:p text:style-name="P5">Controllo incendio riferimenti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IRAI">Errore: sorgente del riferimento non trovata</text:reference-ref></text:p>
          </table:table-cell>
          <table:table-cell table:style-name="Table163.A2" office:value-type="string">
            <text:p text:style-name="P15">S.7</text:p>
          </table:table-cell>
          <table:table-cell table:style-name="Table163.C3" table:formula="ooow:&lt;A27&gt;==&lt;B27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capitolo </text:span><text:reference-ref text:reference-format="chapter" text:ref-name="ch IRAI">Errore: sorgente del riferimento non trovata</text:reference-ref></text:p>
          </table:table-cell>
          <table:table-cell table:style-name="Table163.E2" office:value-type="string">
            <text:p text:style-name="P5">IRAI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SEFC">Errore: sorgente del riferimento non trovata</text:reference-ref></text:p>
          </table:table-cell>
          <table:table-cell table:style-name="Table163.A2" office:value-type="string">
            <text:p text:style-name="P15">S.8</text:p>
          </table:table-cell>
          <table:table-cell table:style-name="Table163.C3" table:formula="ooow:&lt;A28&gt;==&lt;B28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capitolo </text:span><text:reference-ref text:reference-format="chapter" text:ref-name="ch SEFC">Errore: sorgente del riferimento non trovata</text:reference-ref></text:p>
          </table:table-cell>
          <table:table-cell table:style-name="Table163.E2" office:value-type="string">
            <text:p text:style-name="P5">SEFC</text:p>
          </table:table-cell>
        </table:table-row>
        <text:soft-page-break/>
        <table:table-row table:style-name="Table163.1">
          <table:table-cell table:style-name="Table163.A2" office:value-type="string">
            <text:p text:style-name="P15"><text:reference-ref text:reference-format="chapter" text:ref-name="ch operatività">Errore: sorgente del riferimento non trovata</text:reference-ref></text:p>
          </table:table-cell>
          <table:table-cell table:style-name="Table163.A2" office:value-type="string">
            <text:p text:style-name="P15">S.9</text:p>
          </table:table-cell>
          <table:table-cell table:style-name="Table163.C3" table:formula="ooow:&lt;A29&gt;==&lt;B29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capitolo </text:span><text:reference-ref text:reference-format="chapter" text:ref-name="ch operatività">Errore: sorgente del riferimento non trovata</text:reference-ref></text:p>
          </table:table-cell>
          <table:table-cell table:style-name="Table163.E2" office:value-type="string">
            <text:p text:style-name="P5">Operatività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operatività accesso">Errore: sorgente del riferimento non trovata</text:reference-ref></text:p>
          </table:table-cell>
          <table:table-cell table:style-name="Table163.A2" office:value-type="string">
            <text:p text:style-name="P15">S.9.6</text:p>
          </table:table-cell>
          <table:table-cell table:style-name="Table163.C3" table:formula="ooow:&lt;A30&gt;==&lt;B30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paragrafo </text:span><text:reference-ref text:reference-format="chapter" text:ref-name="ch operatività accesso">Errore: sorgente del riferimento non trovata</text:reference-ref></text:p>
          </table:table-cell>
          <table:table-cell table:style-name="Table163.E2" office:value-type="string">
            <text:p text:style-name="P5">Operatività accesso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sicurezza impianti">Errore: sorgente del riferimento non trovata</text:reference-ref></text:p>
          </table:table-cell>
          <table:table-cell table:style-name="Table163.A2" office:value-type="string">
            <text:p text:style-name="P15">S.10</text:p>
          </table:table-cell>
          <table:table-cell table:style-name="Table163.C3" table:formula="ooow:&lt;A31&gt;==&lt;B31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capitolo </text:span><text:reference-ref text:reference-format="chapter" text:ref-name="ch sicurezza impianti">Errore: sorgente del riferimento non trovata</text:reference-ref></text:p>
          </table:table-cell>
          <table:table-cell table:style-name="Table163.E2" office:value-type="string">
            <text:p text:style-name="P5">Sicurezza impianti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sez rtv">Errore: sorgente del riferimento non trovata</text:reference-ref></text:p>
          </table:table-cell>
          <table:table-cell table:style-name="Table163.A2" office:value-type="string">
            <text:p text:style-name="P15">V</text:p>
          </table:table-cell>
          <table:table-cell table:style-name="Table163.C3" table:formula="ooow:&lt;A32&gt;==&lt;B32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sezione </text:span><text:reference-ref text:reference-format="chapter" text:ref-name="sez rtv">Errore: sorgente del riferimento non trovata</text:reference-ref></text:p>
          </table:table-cell>
          <table:table-cell table:style-name="Table163.E2" office:value-type="string">
            <text:p text:style-name="P5">RTV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aree a rischio specifico">Errore: sorgente del riferimento non trovata</text:reference-ref></text:p>
          </table:table-cell>
          <table:table-cell table:style-name="Table163.A2" office:value-type="string">
            <text:p text:style-name="P15">V.1</text:p>
          </table:table-cell>
          <table:table-cell table:style-name="Table163.C3" table:formula="ooow:&lt;A33&gt;==&lt;B33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capitolo </text:span><text:reference-ref text:reference-format="chapter" text:ref-name="ch aree a rischio specifico">Errore: sorgente del riferimento non trovata</text:reference-ref></text:p>
          </table:table-cell>
          <table:table-cell table:style-name="Table163.E2" office:value-type="string">
            <text:p text:style-name="P5">RTV aree a rischio specifico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aree atmosfere esplosive">Errore: sorgente del riferimento non trovata</text:reference-ref></text:p>
          </table:table-cell>
          <table:table-cell table:style-name="Table163.A2" office:value-type="string">
            <text:p text:style-name="P15">V.2</text:p>
          </table:table-cell>
          <table:table-cell table:style-name="Table163.C3" table:formula="ooow:&lt;A34&gt;==&lt;B34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capitolo </text:span><text:reference-ref text:reference-format="chapter" text:ref-name="ch aree atmosfere esplosive">Errore: sorgente del riferimento non trovata</text:reference-ref></text:p>
          </table:table-cell>
          <table:table-cell table:style-name="Table163.E2" office:value-type="string">
            <text:p text:style-name="P5">RTV aree atmosfere esplosive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ascensori">Errore: sorgente del riferimento non trovata</text:reference-ref></text:p>
          </table:table-cell>
          <table:table-cell table:style-name="Table163.A2" office:value-type="string">
            <text:p text:style-name="P15">V.3</text:p>
          </table:table-cell>
          <table:table-cell table:style-name="Table163.C3" table:formula="ooow:&lt;A35&gt;==&lt;B35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capitolo </text:span><text:reference-ref text:reference-format="chapter" text:ref-name="ch ascensori">Errore: sorgente del riferimento non trovata</text:reference-ref></text:p>
          </table:table-cell>
          <table:table-cell table:style-name="Table163.E2" office:value-type="string">
            <text:p text:style-name="P5">RTV ascensori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rtv uffici">Errore: sorgente del riferimento non trovata</text:reference-ref></text:p>
          </table:table-cell>
          <table:table-cell table:style-name="Table163.A2" office:value-type="string">
            <text:p text:style-name="P15">V.4</text:p>
          </table:table-cell>
          <table:table-cell table:style-name="Table163.C3" table:formula="ooow:&lt;A36&gt;==&lt;B36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6">capitolo <text:reference-ref text:reference-format="chapter" text:ref-name="ch rtv uffici">Errore: sorgente del riferimento non trovata</text:reference-ref></text:p>
          </table:table-cell>
          <table:table-cell table:style-name="Table163.E2" office:value-type="string">
            <text:p text:style-name="P5">RTV uffici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rtv alberghi">Errore: sorgente del riferimento non trovata</text:reference-ref></text:p>
          </table:table-cell>
          <table:table-cell table:style-name="Table163.A2" office:value-type="string">
            <text:p text:style-name="P15">V.5</text:p>
          </table:table-cell>
          <table:table-cell table:style-name="Table163.C3" table:formula="ooow:&lt;A37&gt;==&lt;B37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6">capitolo <text:reference-ref text:reference-format="chapter" text:ref-name="ch rtv alberghi">Errore: sorgente del riferimento non trovata</text:reference-ref></text:p>
          </table:table-cell>
          <table:table-cell table:style-name="Table163.E2" office:value-type="string">
            <text:p text:style-name="P5">RTV <text:span text:style-name="T10">alberghi</text:span>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rtv autorimesse">Errore: sorgente del riferimento non trovata</text:reference-ref></text:p>
          </table:table-cell>
          <table:table-cell table:style-name="Table163.A2" office:value-type="string">
            <text:p text:style-name="P15">V.6</text:p>
          </table:table-cell>
          <table:table-cell table:style-name="Table163.C3" table:formula="ooow:&lt;A38&gt;==&lt;B38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6">capitolo <text:reference-ref text:reference-format="chapter" text:ref-name="ch rtv autorimesse">Errore: sorgente del riferimento non trovata</text:reference-ref></text:p>
          </table:table-cell>
          <table:table-cell table:style-name="Table163.E2" office:value-type="string">
            <text:p text:style-name="P5">RTV <text:span text:style-name="T10">autorimesse</text:span></text:p>
          </table:table-cell>
        </table:table-row>
        <text:soft-page-break/>
        <table:table-row table:style-name="Table163.1">
          <table:table-cell table:style-name="Table163.A2" office:value-type="string">
            <text:p text:style-name="P15"><text:reference-ref text:reference-format="chapter" text:ref-name="ch rtv scuole">Errore: sorgente del riferimento non trovata</text:reference-ref></text:p>
          </table:table-cell>
          <table:table-cell table:style-name="Table163.A2" office:value-type="string">
            <text:p text:style-name="P15">V.7</text:p>
          </table:table-cell>
          <table:table-cell table:style-name="Table163.C3" table:formula="ooow:&lt;A39&gt;==&lt;B39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6">capitolo <text:reference-ref text:reference-format="chapter" text:ref-name="ch rtv scuole">Errore: sorgente del riferimento non trovata</text:reference-ref></text:p>
          </table:table-cell>
          <table:table-cell table:style-name="Table163.E2" office:value-type="string">
            <text:p text:style-name="P5">RTV <text:span text:style-name="T10">scuole</text:span>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rtv commerciali">Errore: sorgente del riferimento non trovata</text:reference-ref></text:p>
          </table:table-cell>
          <table:table-cell table:style-name="Table163.A2" office:value-type="string">
            <text:p text:style-name="P15">V.8</text:p>
          </table:table-cell>
          <table:table-cell table:style-name="Table163.C3" table:formula="ooow:&lt;A40&gt;==&lt;B40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6">capitolo <text:reference-ref text:reference-format="chapter" text:ref-name="ch rtv commerciali">Errore: sorgente del riferimento non trovata</text:reference-ref></text:p>
          </table:table-cell>
          <table:table-cell table:style-name="Table163.E2" office:value-type="string">
            <text:p text:style-name="P5">RTV <text:span text:style-name="T10">commerciali</text:span>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rtv asili">Errore: sorgente del riferimento non trovata</text:reference-ref></text:p>
          </table:table-cell>
          <table:table-cell table:style-name="Table163.A2" office:value-type="string">
            <text:p text:style-name="P12">V.9</text:p>
          </table:table-cell>
          <table:table-cell table:style-name="Table163.C3" table:formula="ooow:&lt;A41&gt;==&lt;B41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6">capitolo <text:reference-ref text:reference-format="chapter" text:ref-name="ch rtv asili">Errore: sorgente del riferimento non trovata</text:reference-ref></text:p>
          </table:table-cell>
          <table:table-cell table:style-name="Table163.E2" office:value-type="string">
            <text:p text:style-name="P9"><text:span text:style-name="T5">RTV </text:span><text:span text:style-name="T2">a</text:span><text:span text:style-name="T3">sili</text:span>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rtv edifici tutelati">Errore: sorgente del riferimento non trovata</text:reference-ref></text:p>
          </table:table-cell>
          <table:table-cell table:style-name="Table163.A2" office:value-type="string">
            <text:p text:style-name="P13">V.10</text:p>
          </table:table-cell>
          <table:table-cell table:style-name="Table163.C3" table:formula="ooow:&lt;A42&gt;==&lt;B42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6"><text:span text:style-name="T11">capitolo </text:span><text:reference-ref text:reference-format="chapter" text:ref-name="ch rtv edifici tutelati">Errore: sorgente del riferimento non trovata</text:reference-ref></text:p>
          </table:table-cell>
          <table:table-cell table:style-name="Table163.E2" office:value-type="string">
            <text:p text:style-name="P7">RTV edifici tutelati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rtv strutture sanitarie">Errore: sorgente del riferimento non trovata</text:reference-ref></text:p>
          </table:table-cell>
          <table:table-cell table:style-name="Table163.A2" office:value-type="string">
            <text:p text:style-name="P14">V.11</text:p>
          </table:table-cell>
          <table:table-cell table:style-name="Table163.C3" table:formula="ooow:&lt;A43&gt;==&lt;B43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8">capitolo <text:reference-ref text:reference-format="chapter" text:ref-name="ch rtv strutture sanitarie">Errore: sorgente del riferimento non trovata</text:reference-ref></text:p>
          </table:table-cell>
          <table:table-cell table:style-name="Table163.E2" office:value-type="string">
            <text:p text:style-name="P8">RTV strutture sanitarie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sez metodi">Errore: sorgente del riferimento non trovata</text:reference-ref></text:p>
          </table:table-cell>
          <table:table-cell table:style-name="Table163.A2" office:value-type="string">
            <text:p text:style-name="P15">M</text:p>
          </table:table-cell>
          <table:table-cell table:style-name="Table163.C3" table:formula="ooow:&lt;A44&gt;==&lt;B44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sezione </text:span><text:reference-ref text:reference-format="chapter" text:ref-name="sez metodi">Errore: sorgente del riferimento non trovata</text:reference-ref></text:p>
          </table:table-cell>
          <table:table-cell table:style-name="Table163.E2" office:value-type="string">
            <text:p text:style-name="P5">Metodi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fse">Errore: sorgente del riferimento non trovata</text:reference-ref></text:p>
          </table:table-cell>
          <table:table-cell table:style-name="Table163.A2" office:value-type="string">
            <text:p text:style-name="P15">M.1</text:p>
          </table:table-cell>
          <table:table-cell table:style-name="Table163.C3" table:formula="ooow:&lt;A45&gt;==&lt;B45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capitolo </text:span><text:reference-ref text:reference-format="chapter" text:ref-name="ch fse">Errore: sorgente del riferimento non trovata</text:reference-ref></text:p>
          </table:table-cell>
          <table:table-cell table:style-name="Table163.E2" office:value-type="string">
            <text:p text:style-name="P5">FSE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fse scenari">Errore: sorgente del riferimento non trovata</text:reference-ref></text:p>
          </table:table-cell>
          <table:table-cell table:style-name="Table163.A2" office:value-type="string">
            <text:p text:style-name="P15">M.2</text:p>
          </table:table-cell>
          <table:table-cell table:style-name="Table163.C3" table:formula="ooow:&lt;A46&gt;==&lt;B46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capitolo </text:span><text:reference-ref text:reference-format="chapter" text:ref-name="ch fse scenari">Errore: sorgente del riferimento non trovata</text:reference-ref></text:p>
          </table:table-cell>
          <table:table-cell table:style-name="Table163.E2" office:value-type="string">
            <text:p text:style-name="P5">FSE scenari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fse vita">Errore: sorgente del riferimento non trovata</text:reference-ref></text:p>
          </table:table-cell>
          <table:table-cell table:style-name="Table163.A2" office:value-type="string">
            <text:p text:style-name="P15">M.3</text:p>
          </table:table-cell>
          <table:table-cell table:style-name="Table163.C3" table:formula="ooow:&lt;A47&gt;==&lt;B47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capitolo </text:span><text:reference-ref text:reference-format="chapter" text:ref-name="ch fse vita">Errore: sorgente del riferimento non trovata</text:reference-ref></text:p>
          </table:table-cell>
          <table:table-cell table:style-name="Table163.E2" office:value-type="string">
            <text:p text:style-name="P5">FSE vita</text:p>
          </table:table-cell>
        </table:table-row>
        <table:table-row table:style-name="Table163.1">
          <table:table-cell table:style-name="Table163.A2" office:value-type="string">
            <text:p text:style-name="P15"><text:reference-ref text:reference-format="chapter" text:ref-name="ch fse vita criterio ASET RSET">Errore: sorgente del riferimento non trovata</text:reference-ref></text:p>
          </table:table-cell>
          <table:table-cell table:style-name="Table163.A2" office:value-type="string">
            <text:p text:style-name="P15">M.3.2.2</text:p>
          </table:table-cell>
          <table:table-cell table:style-name="Table163.C3" table:formula="ooow:&lt;A48&gt;==&lt;B48&gt;" office:value-type="float" office:value="1.7976931348623157E+308">
            <text:p text:style-name="P11">** Errore nell'espressione **</text:p>
          </table:table-cell>
          <table:table-cell table:style-name="Table163.A2" office:value-type="string">
            <text:p text:style-name="P9"><text:span text:style-name="T6">paragrafo </text:span><text:reference-ref text:reference-format="chapter" text:ref-name="ch fse vita criterio ASET RSET">Errore: sorgente del riferimento non trovata</text:reference-ref></text:p>
          </table:table-cell>
          <table:table-cell table:style-name="Table163.E2" office:value-type="string">
            <text:p text:style-name="P5">FSE vita criterio ASET RSET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deg" draw:border="0%"/>
    <draw:gradient draw:name="Gradient_20_14" draw:display-name="Gradient 14" draw:style="linear" draw:start-color="#3465a4" draw:end-color="#ffffff" draw:start-intensity="100%" draw:end-intensity="100%" draw:angle="0deg" draw:border="0%"/>
    <draw:hatch draw:name="Black_20_45_20_Degrees" draw:display-name="Black 45 Degrees" draw:style="single" draw:color="#000000" draw:distance="0.058cm" draw:rotation="450"/>
    <draw:hatch draw:name="Hatching_20_48" draw:display-name="Hatching 48" draw:style="single" draw:color="#3465a4" draw:distance="0.011cm" draw:rotation="0"/>
    <draw:hatch draw:name="Hatching_20_49" draw:display-name="Hatching 49" draw:style="single" draw:color="#3465a4" draw:distance="0.011cm" draw:rotation="0"/>
    <draw:hatch draw:name="Hatching_20_50" draw:display-name="Hatching 50" draw:style="single" draw:color="#3465a4" draw:distance="0.011cm" draw:rotation="0"/>
    <draw:hatch draw:name="Hatching_20_51" draw:display-name="Hatching 51" draw:style="single" draw:color="#3465a4" draw:distance="0.011cm" draw:rotation="0"/>
    <draw:hatch draw:name="Hatching_20_52" draw:display-name="Hatching 52" draw:style="single" draw:color="#3465a4" draw:distance="0.011cm" draw:rotation="0"/>
    <draw:hatch draw:name="Hatching_20_53" draw:display-name="Hatching 53" draw:style="single" draw:color="#3465a4" draw:distance="0.011cm" draw:rotation="0"/>
    <draw:hatch draw:name="Hatching_20_54" draw:display-name="Hatching 54" draw:style="single" draw:color="#3465a4" draw:distance="0.011cm" draw:rotation="0"/>
    <draw:hatch draw:name="Hatching_20_55" draw:display-name="Hatching 55" draw:style="single" draw:color="#3465a4" draw:distance="0.011cm" draw:rotation="0"/>
    <draw:hatch draw:name="Hatching_20_56" draw:display-name="Hatching 56" draw:style="single" draw:color="#3465a4" draw:distance="0.011cm" draw:rotation="0"/>
    <draw:hatch draw:name="Hatching_20_57" draw:display-name="Hatching 57" draw:style="single" draw:color="#3465a4" draw:distance="0.011cm" draw:rotation="0"/>
    <draw:hatch draw:name="Hatching_20_58" draw:display-name="Hatching 58" draw:style="single" draw:color="#3465a4" draw:distance="0.011cm" draw:rotation="0"/>
    <draw:hatch draw:name="Hatching_20_59" draw:display-name="Hatching 59" draw:style="single" draw:color="#3465a4" draw:distance="0.011cm" draw:rotation="0"/>
    <draw:hatch draw:name="Hatching_20_60" draw:display-name="Hatching 60" draw:style="single" draw:color="#3465a4" draw:distance="0.011cm" draw:rotation="0"/>
    <draw:hatch draw:name="Hatching_20_61" draw:display-name="Hatching 61" draw:style="single" draw:color="#3465a4" draw:distance="0.011cm" draw:rotation="0"/>
    <draw:hatch draw:name="Hatching_20_62" draw:display-name="Hatching 62" draw:style="single" draw:color="#3465a4" draw:distance="0.011cm" draw:rotation="0"/>
    <draw:hatch draw:name="Hatching_20_63" draw:display-name="Hatching 63" draw:style="single" draw:color="#3465a4" draw:distance="0.011cm" draw:rotation="0"/>
    <draw:hatch draw:name="Hatching_20_64" draw:display-name="Hatching 64" draw:style="single" draw:color="#3465a4" draw:distance="0.011cm" draw:rotation="0"/>
    <draw:hatch draw:name="Hatching_20_65" draw:display-name="Hatching 65" draw:style="single" draw:color="#3465a4" draw:distance="0.011cm" draw:rotation="0"/>
    <draw:hatch draw:name="Hatching_20_66" draw:display-name="Hatching 66" draw:style="single" draw:color="#3465a4" draw:distance="0.011cm" draw:rotation="0"/>
    <draw:hatch draw:name="Hatching_20_67" draw:display-name="Hatching 67" draw:style="single" draw:color="#3465a4" draw:distance="0.011cm" draw:rotation="0"/>
    <draw:hatch draw:name="Hatching_20_68" draw:display-name="Hatching 68" draw:style="single" draw:color="#3465a4" draw:distance="0.011cm" draw:rotation="0"/>
    <draw:hatch draw:name="Hatching_20_69" draw:display-name="Hatching 69" draw:style="single" draw:color="#3465a4" draw:distance="0.011cm" draw:rotation="0"/>
    <draw:hatch draw:name="Hatching_20_70" draw:display-name="Hatching 70" draw:style="single" draw:color="#3465a4" draw:distance="0.011cm" draw:rotation="0"/>
    <draw:hatch draw:name="Hatching_20_71" draw:display-name="Hatching 71" draw:style="single" draw:color="#3465a4" draw:distance="0.011cm" draw:rotation="0"/>
    <draw:hatch draw:name="Hatching_20_72" draw:display-name="Hatching 72" draw:style="single" draw:color="#3465a4" draw:distance="0.011cm" draw:rotation="0"/>
    <draw:hatch draw:name="Hatching_20_73" draw:display-name="Hatching 73" draw:style="single" draw:color="#3465a4" draw:distance="0.011cm" draw:rotation="0"/>
    <draw:hatch draw:name="Hatching_20_74" draw:display-name="Hatching 74" draw:style="single" draw:color="#3465a4" draw:distance="0.011cm" draw:rotation="0"/>
    <draw:hatch draw:name="Hatching_20_75" draw:display-name="Hatching 75" draw:style="single" draw:color="#3465a4" draw:distance="0.011cm" draw:rotation="0"/>
    <draw:hatch draw:name="Hatching_20_76" draw:display-name="Hatching 76" draw:style="single" draw:color="#3465a4" draw:distance="0.011cm" draw:rotation="0"/>
    <draw:hatch draw:name="Hatching_20_77" draw:display-name="Hatching 77" draw:style="single" draw:color="#3465a4" draw:distance="0.011cm" draw:rotation="0"/>
    <draw:hatch draw:name="Hatching_20_78" draw:display-name="Hatching 78" draw:style="single" draw:color="#3465a4" draw:distance="0.011cm" draw:rotation="0"/>
    <draw:hatch draw:name="Hatching_20_79" draw:display-name="Hatching 79" draw:style="single" draw:color="#3465a4" draw:distance="0.011cm" draw:rotation="0"/>
    <draw:hatch draw:name="Hatching_20_80" draw:display-name="Hatching 80" draw:style="single" draw:color="#3465a4" draw:distance="0.011cm" draw:rotation="0"/>
    <draw:hatch draw:name="Hatching_20_81" draw:display-name="Hatching 81" draw:style="single" draw:color="#3465a4" draw:distance="0.011cm" draw:rotation="0"/>
    <draw:hatch draw:name="Hatching_20_82" draw:display-name="Hatching 82" draw:style="single" draw:color="#3465a4" draw:distance="0.011cm" draw:rotation="0"/>
    <draw:hatch draw:name="Hatching_20_83" draw:display-name="Hatching 83" draw:style="single" draw:color="#3465a4" draw:distance="0.011cm" draw:rotation="0"/>
    <draw:hatch draw:name="Hatching_20_84" draw:display-name="Hatching 84" draw:style="single" draw:color="#3465a4" draw:distance="0.011cm" draw:rotation="0"/>
    <draw:hatch draw:name="Hatching_20_85" draw:display-name="Hatching 85" draw:style="single" draw:color="#3465a4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12%" draw:distance="72%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11cm" draw:dots2="1" draw:dots2-length="0.011cm" draw:distance="0.011cm"/>
    <draw:stroke-dash draw:name="Dashed_20__28_var_29__20_590" draw:display-name="Dashed (var) 590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11cm" draw:dots2="1" draw:dots2-length="0.011cm" draw:distance="0.011cm"/>
    <draw:stroke-dash draw:name="Dashed_20__28_var_29__20_596" draw:display-name="Dashed (var) 596" draw:style="rect" draw:dots1="1" draw:dots1-length="0.011cm" draw:dots2="1" draw:dots2-length="0.011cm" draw:distance="0.011cm"/>
    <draw:stroke-dash draw:name="Dashed_20__28_var_29__20_597" draw:display-name="Dashed (var) 597" draw:style="rect" draw:dots1="1" draw:dots1-length="0.011cm" draw:dots2="1" draw:dots2-length="0.011cm" draw:distance="0.011cm"/>
    <draw:stroke-dash draw:name="Dashed_20__28_var_29__20_598" draw:display-name="Dashed (var) 598" draw:style="rect" draw:dots1="1" draw:dots1-length="0.011cm" draw:dots2="1" draw:dots2-length="0.011cm" draw:distance="0.011cm"/>
    <draw:stroke-dash draw:name="Dashed_20__28_var_29__20_599" draw:display-name="Dashed (var) 59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0" draw:display-name="Dashed (var) 600" draw:style="rect" draw:dots1="1" draw:dots1-length="0.011cm" draw:dots2="1" draw:dots2-length="0.011cm" draw:distance="0.011cm"/>
    <draw:stroke-dash draw:name="Dashed_20__28_var_29__20_601" draw:display-name="Dashed (var) 601" draw:style="rect" draw:dots1="1" draw:dots1-length="0.011cm" draw:dots2="1" draw:dots2-length="0.011cm" draw:distance="0.011cm"/>
    <draw:stroke-dash draw:name="Dashed_20__28_var_29__20_602" draw:display-name="Dashed (var) 602" draw:style="rect" draw:dots1="1" draw:dots1-length="0.011cm" draw:dots2="1" draw:dots2-length="0.011cm" draw:distance="0.011cm"/>
    <draw:stroke-dash draw:name="Dashed_20__28_var_29__20_603" draw:display-name="Dashed (var) 603" draw:style="rect" draw:dots1="1" draw:dots1-length="0.011cm" draw:dots2="1" draw:dots2-length="0.011cm" draw:distance="0.011cm"/>
    <draw:stroke-dash draw:name="Dashed_20__28_var_29__20_604" draw:display-name="Dashed (var) 604" draw:style="rect" draw:dots1="1" draw:dots1-length="0.011cm" draw:dots2="1" draw:dots2-length="0.011cm" draw:distance="0.011cm"/>
    <draw:stroke-dash draw:name="Dashed_20__28_var_29__20_605" draw:display-name="Dashed (var) 605" draw:style="rect" draw:dots1="1" draw:dots1-length="0.011cm" draw:dots2="1" draw:dots2-length="0.011cm" draw:distance="0.011cm"/>
    <draw:stroke-dash draw:name="Dashed_20__28_var_29__20_606" draw:display-name="Dashed (var) 606" draw:style="rect" draw:dots1="1" draw:dots1-length="0.011cm" draw:dots2="1" draw:dots2-length="0.011cm" draw:distance="0.011cm"/>
    <draw:stroke-dash draw:name="Dashed_20__28_var_29__20_607" draw:display-name="Dashed (var) 607" draw:style="rect" draw:dots1="1" draw:dots1-length="0.011cm" draw:dots2="1" draw:dots2-length="0.011cm" draw:distance="0.011cm"/>
    <draw:stroke-dash draw:name="Dashed_20__28_var_29__20_608" draw:display-name="Dashed (var) 608" draw:style="rect" draw:dots1="1" draw:dots1-length="0.011cm" draw:dots2="1" draw:dots2-length="0.011cm" draw:distance="0.011cm"/>
    <draw:stroke-dash draw:name="Dashed_20__28_var_29__20_609" draw:display-name="Dashed (var) 609" draw:style="rect" draw:dots1="1" draw:dots1-length="0.011cm" draw:dots2="1" draw:dots2-length="0.011cm" draw:distance="0.011cm"/>
    <draw:stroke-dash draw:name="Dashed_20__28_var_29__20_610" draw:display-name="Dashed (var) 610" draw:style="rect" draw:dots1="1" draw:dots1-length="0.011cm" draw:dots2="1" draw:dots2-length="0.011cm" draw:distance="0.011cm"/>
    <draw:stroke-dash draw:name="Dashed_20__28_var_29__20_611" draw:display-name="Dashed (var) 611" draw:style="rect" draw:dots1="1" draw:dots1-length="0.011cm" draw:dots2="1" draw:dots2-length="0.011cm" draw:distance="0.011cm"/>
    <draw:stroke-dash draw:name="Dashed_20__28_var_29__20_612" draw:display-name="Dashed (var) 612" draw:style="rect" draw:dots1="1" draw:dots1-length="0.011cm" draw:dots2="1" draw:dots2-length="0.011cm" draw:distance="0.011cm"/>
    <draw:stroke-dash draw:name="Dashed_20__28_var_29__20_613" draw:display-name="Dashed (var) 613" draw:style="rect" draw:dots1="1" draw:dots1-length="0.011cm" draw:dots2="1" draw:dots2-length="0.011cm" draw:distance="0.011cm"/>
    <draw:stroke-dash draw:name="Dashed_20__28_var_29__20_614" draw:display-name="Dashed (var) 614" draw:style="rect" draw:dots1="1" draw:dots1-length="0.011cm" draw:dots2="1" draw:dots2-length="0.011cm" draw:distance="0.011cm"/>
    <draw:stroke-dash draw:name="Dashed_20__28_var_29__20_615" draw:display-name="Dashed (var) 615" draw:style="rect" draw:dots1="1" draw:dots1-length="0.011cm" draw:dots2="1" draw:dots2-length="0.011cm" draw:distance="0.011cm"/>
    <draw:stroke-dash draw:name="Dashed_20__28_var_29__20_616" draw:display-name="Dashed (var) 616" draw:style="rect" draw:dots1="1" draw:dots1-length="0.011cm" draw:dots2="1" draw:dots2-length="0.011cm" draw:distance="0.011cm"/>
    <draw:stroke-dash draw:name="Dashed_20__28_var_29__20_617" draw:display-name="Dashed (var) 617" draw:style="rect" draw:dots1="1" draw:dots1-length="0.011cm" draw:dots2="1" draw:dots2-length="0.011cm" draw:distance="0.011cm"/>
    <draw:stroke-dash draw:name="Dashed_20__28_var_29__20_618" draw:display-name="Dashed (var) 618" draw:style="rect" draw:dots1="1" draw:dots1-length="0.011cm" draw:dots2="1" draw:dots2-length="0.011cm" draw:distance="0.011cm"/>
    <draw:stroke-dash draw:name="Dashed_20__28_var_29__20_619" draw:display-name="Dashed (var) 619" draw:style="rect" draw:dots1="1" draw:dots1-length="0.011cm" draw:dots2="1" draw:dots2-length="0.011cm" draw:distance="0.011cm"/>
    <draw:stroke-dash draw:name="Dashed_20__28_var_29__20_620" draw:display-name="Dashed (var) 620" draw:style="rect" draw:dots1="1" draw:dots1-length="0.011cm" draw:dots2="1" draw:dots2-length="0.011cm" draw:distance="0.011cm"/>
    <draw:stroke-dash draw:name="Dashed_20__28_var_29__20_621" draw:display-name="Dashed (var) 621" draw:style="rect" draw:dots1="1" draw:dots1-length="0.011cm" draw:dots2="1" draw:dots2-length="0.011cm" draw:distance="0.011cm"/>
    <draw:stroke-dash draw:name="Dashed_20__28_var_29__20_622" draw:display-name="Dashed (var) 622" draw:style="rect" draw:dots1="1" draw:dots1-length="0.011cm" draw:dots2="1" draw:dots2-length="0.011cm" draw:distance="0.011cm"/>
    <draw:stroke-dash draw:name="Dashed_20__28_var_29__20_623" draw:display-name="Dashed (var) 623" draw:style="rect" draw:dots1="1" draw:dots1-length="0.011cm" draw:dots2="1" draw:dots2-length="0.011cm" draw:distance="0.011cm"/>
    <draw:stroke-dash draw:name="Dashed_20__28_var_29__20_624" draw:display-name="Dashed (var) 624" draw:style="rect" draw:dots1="1" draw:dots1-length="0.011cm" draw:dots2="1" draw:dots2-length="0.011cm" draw:distance="0.011cm"/>
    <draw:stroke-dash draw:name="Dashed_20__28_var_29__20_625" draw:display-name="Dashed (var) 625" draw:style="rect" draw:dots1="1" draw:dots1-length="0.011cm" draw:dots2="1" draw:dots2-length="0.011cm" draw:distance="0.011cm"/>
    <draw:stroke-dash draw:name="Dashed_20__28_var_29__20_626" draw:display-name="Dashed (var) 626" draw:style="rect" draw:dots1="1" draw:dots1-length="0.011cm" draw:dots2="1" draw:dots2-length="0.011cm" draw:distance="0.011cm"/>
    <draw:stroke-dash draw:name="Dashed_20__28_var_29__20_627" draw:display-name="Dashed (var) 627" draw:style="rect" draw:dots1="1" draw:dots1-length="0.011cm" draw:dots2="1" draw:dots2-length="0.011cm" draw:distance="0.011cm"/>
    <draw:stroke-dash draw:name="Dashed_20__28_var_29__20_628" draw:display-name="Dashed (var) 628" draw:style="rect" draw:dots1="1" draw:dots1-length="0.011cm" draw:dots2="1" draw:dots2-length="0.011cm" draw:distance="0.011cm"/>
    <draw:stroke-dash draw:name="Dashed_20__28_var_29__20_629" draw:display-name="Dashed (var) 629" draw:style="rect" draw:dots1="1" draw:dots1-length="0.011cm" draw:dots2="1" draw:dots2-length="0.011cm" draw:distance="0.011cm"/>
    <draw:stroke-dash draw:name="Dashed_20__28_var_29__20_630" draw:display-name="Dashed (var) 630" draw:style="rect" draw:dots1="1" draw:dots1-length="0.011cm" draw:dots2="1" draw:dots2-length="0.011cm" draw:distance="0.011cm"/>
    <draw:stroke-dash draw:name="Dashed_20__28_var_29__20_631" draw:display-name="Dashed (var) 631" draw:style="rect" draw:dots1="1" draw:dots1-length="0.011cm" draw:dots2="1" draw:dots2-length="0.011cm" draw:distance="0.011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3" draw:display-name="Dashed (var) 633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5" draw:display-name="Dashed (var) 635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7" draw:display-name="Dashed (var) 637" draw:style="rect" draw:dots1="1" draw:dots1-length="0.011cm" draw:dots2="1" draw:dots2-length="0.011cm" draw:distance="0.011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9" draw:display-name="Dashed (var) 639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1" draw:display-name="Dashed (var) 641" draw:style="rect" draw:dots1="1" draw:dots1-length="0.011cm" draw:dots2="1" draw:dots2-length="0.011cm" draw:distance="0.011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3" draw:display-name="Dashed (var) 643" draw:style="rect" draw:dots1="1" draw:dots1-length="0.011cm" draw:dots2="1" draw:dots2-length="0.011cm" draw:distance="0.011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54" draw:display-name="Dashed (var) 654" draw:style="rect" draw:dots1="1" draw:dots1-length="0.283cm" draw:distance="0.142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6" draw:display-name="Dashed (var) 656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8" draw:display-name="Dashed (var) 658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0" draw:display-name="Dashed (var) 660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2" draw:display-name="Dashed (var) 662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text:outline-style style:name="Outline">
      <text:outline-level-style text:level="1" style:num-prefix="Sezione " style:num-format="A" text:start-value="20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style:num-prefix="Capitolo " style:num-format="1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fo:font-family="'Liberation Sans'" style:font-style-name="Regular" style:font-family-generic="swiss"/>
      </text:list-level-style-bullet>
    </text:list-style>
    <text:list-style style:name="EG_20_All_20_elenco" style:display-name="EG All elenco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none" draw:fill-color="#729fcf"/>
    </style:style>
    <style:style style:name="Mdp2" style:family="drawing-page">
      <style:drawing-page-properties draw:fill="solid" draw:fill-color="#dddddd" draw:opacity="100%" draw:background-size="full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>
      <style:header>
        <text:p text:style-name="Header"/>
      </style:header>
    </style:master-page>
    <style:master-page style:name="HTML" loext:hidden="true" style:hidden="true" style:page-layout-name="Mpm3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style:next-style-name="Left_20_Page">
      <style:header>
        <text:p text:style-name="Header"/>
      </style:header>
    </style:master-page>
    <style:master-page style:name="Index" loext:hidden="true" style:hidden="true" style:page-layout-name="Mpm6">
      <style:header>
        <text:p text:style-name="Header"/>
      </style:header>
    </style:master-page>
    <style:master-page style:name="Footnote" loext:hidden="true" style:hidden="true" style:page-layout-name="Mpm7">
      <style:header>
        <text:p text:style-name="Header"/>
      </style:header>
    </style:master-page>
    <style:master-page style:name="Endnote" loext:hidden="true" style:hidden="true" style:page-layout-name="Mpm7">
      <style:header>
        <text:p text:style-name="Header"/>
      </style:header>
    </style:master-page>
    <style:master-page style:name="Landscape" loext:hidden="true" style:hidden="true" style:page-layout-name="Mpm8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/><text:s/><text:chapter text:display="name" text:outline-level="2"/><text:tab/>Pagina <text:chapter text:display="plain-number" text:outline-level="2"/>-<text:page-number text:select-page="current">0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2"/>
    <style:master-page style:name="EG_20_Capitoli_20_prima" style:display-name="EG Capitoli prima" style:page-layout-name="Mpm12" draw:style-name="Mdp1" style:next-style-name="EG_20_Capitoli">
      <style:header>
        <text:p text:style-name="MP1"><text:chapter text:display="name" text:outline-level="1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07:38:13.843898343</meta:creation-date>
    <meta:editing-duration>PT15M</meta:editing-duration>
    <meta:editing-cycles>11</meta:editing-cycles>
    <meta:generator>LibreOffice/7.0.5.2$Linux_X86_64 LibreOffice_project/00$Build-2</meta:generator>
    <dc:title>modello_codicepi_14</dc:title>
    <dc:date>2021-04-13T10:05:55.980127428</dc:date>
    <meta:document-statistic meta:table-count="1" meta:image-count="0" meta:object-count="0" meta:page-count="5" meta:paragraph-count="248" meta:word-count="986" meta:character-count="7184" meta:non-whitespace-character-count="6446"/>
    <meta:template xlink:type="simple" xlink:actuate="onRequest" xlink:title="modello_codicepi_14" xlink:href="../../../Modelli/modello_codicepi_14.ott" meta:date="2021-04-13T07:38:13.368523167"/>
  </office:meta>
</office:document-meta>
</file>